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.853cm" svg:height="10.678cm" svg:x="13.907cm" svg:y="0.398cm">
            <draw:object draw:notify-on-update-of-ranges="Feuille1.A5:Feuille1.A13 Feuille1.B4:Feuille1.B4 Feuille1.B5:Feuille1.B13 Feuille1.A5:Feuille1.A13 Feuille1.C4:Feuille1.C4 Feuille1.C5:Feuille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78cm" svg:height="12.25cm" svg:x="16.785cm" svg:y="24.725cm">
            <draw:object draw:notify-on-update-of-ranges="Feuille1.R20:Feuille1.R28 Feuille1.S19:Feuille1.S19 Feuille1.S20:Feuille1.S28 Feuille1.R20:Feuille1.R28 Feuille1.T19:Feuille1.T19 Feuille1.T20:Feuille1.T28 Feuille1.R20:Feuille1.R28 Feuille1.U19:Feuille1.U19 Feuille1.U20:Feuille1.U28 Feuille1.R20:Feuille1.R28 Feuille1.V19:Feuille1.V19 Feuille1.V20:Feuille1.V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nneau AL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4" office:value-type="string" calcext:value-type="string">
            <text:p>I/Icc</text:p>
          </table:table-cell>
          <table:table-cell table:style-name="Default" office:value-type="string" calcext:value-type="string">
            <text:p>V/I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5" table:formula="of:=[.B5]*[.A5]" office:value-type="float" office:value="0" calcext:value-type="float">
            <text:p>0,0</text:p>
          </table:table-cell>
          <table:table-cell table:style-name="ce4" table:formula="of:=[.B5]/[.B$13]" office:value-type="float" office:value="0" calcext:value-type="float">
            <text:p>0,00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style-name="ce5" table:formula="of:=[.B6]*[.A6]/1000" office:value-type="float" office:value="5.46" calcext:value-type="float">
            <text:p>5,5</text:p>
          </table:table-cell>
          <table:table-cell table:style-name="ce4" table:formula="of:=[.B6]/[.B$13]" office:value-type="float" office:value="0.404984423676012" calcext:value-type="float">
            <text:p>0,40</text:p>
          </table:table-cell>
          <table:table-cell table:style-name="Default" table:formula="of:=1000*[.A6]/[.B6]" office:value-type="float" office:value="80.7692307692308" calcext:value-type="float">
            <text:p>80,769230769230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table:style-name="ce5" table:formula="of:=[.B7]*[.A7]/1000" office:value-type="float" office:value="8.78" calcext:value-type="float">
            <text:p>8,8</text:p>
          </table:table-cell>
          <table:table-cell table:style-name="ce4" table:formula="of:=[.B7]/[.B$13]" office:value-type="float" office:value="0.683800623052959" calcext:value-type="float">
            <text:p>0,68</text:p>
          </table:table-cell>
          <table:table-cell table:style-name="Default" table:formula="of:=1000*[.A7]/[.B7]" office:value-type="float" office:value="45.5580865603645" calcext:value-type="float">
            <text:p>45,5580865603645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1" calcext:value-type="float">
            <text:p>541</text:p>
          </table:table-cell>
          <table:table-cell table:style-name="ce5" table:formula="of:=[.B8]*[.A8]/1000" office:value-type="float" office:value="10.279" calcext:value-type="float">
            <text:p>10,3</text:p>
          </table:table-cell>
          <table:table-cell table:style-name="ce4" table:formula="of:=[.B8]/[.B$13]" office:value-type="float" office:value="0.842679127725857" calcext:value-type="float">
            <text:p>0,84</text:p>
          </table:table-cell>
          <table:table-cell table:style-name="Default" table:formula="of:=1000*[.A8]/[.B8]" office:value-type="float" office:value="35.1201478743068" calcext:value-type="float">
            <text:p>35,1201478743068</text:p>
          </table:table-cell>
          <table:table-cell table:number-columns-repeated="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5" calcext:value-type="float">
            <text:p>595</text:p>
          </table:table-cell>
          <table:table-cell table:style-name="ce6" table:formula="of:=[.B9]*[.A9]/1000" office:value-type="float" office:value="10.71" calcext:value-type="float">
            <text:p>10,7</text:p>
          </table:table-cell>
          <table:table-cell table:style-name="ce7" table:formula="of:=[.B9]/[.B$13]" office:value-type="float" office:value="0.926791277258567" calcext:value-type="float">
            <text:p>0,93</text:p>
          </table:table-cell>
          <table:table-cell table:style-name="ce2" table:formula="of:=1000*[.A9]/[.B9]" office:value-type="float" office:value="30.2521008403361" calcext:value-type="float">
            <text:p>30,2521008403361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1" calcext:value-type="float">
            <text:p>621</text:p>
          </table:table-cell>
          <table:table-cell table:style-name="ce5" table:formula="of:=[.B10]*[.A10]/1000" office:value-type="float" office:value="10.557" calcext:value-type="float">
            <text:p>10,6</text:p>
          </table:table-cell>
          <table:table-cell table:style-name="ce4" table:formula="of:=[.B10]/[.B$13]" office:value-type="float" office:value="0.967289719626168" calcext:value-type="float">
            <text:p>0,97</text:p>
          </table:table-cell>
          <table:table-cell table:style-name="Default" table:formula="of:=1000*[.A10]/[.B10]" office:value-type="float" office:value="27.3752012882448" calcext:value-type="float">
            <text:p>27,375201288244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2" calcext:value-type="float">
            <text:p>642</text:p>
          </table:table-cell>
          <table:table-cell table:style-name="ce5" table:formula="of:=[.B11]*[.A11]/1000" office:value-type="float" office:value="10.272" calcext:value-type="float">
            <text:p>10,3</text:p>
          </table:table-cell>
          <table:table-cell table:style-name="ce4" table:formula="of:=[.B11]/[.B$13]" office:value-type="float" office:value="1" calcext:value-type="float">
            <text:p>1,00</text:p>
          </table:table-cell>
          <table:table-cell table:style-name="Default" table:formula="of:=1000*[.A11]/[.B11]" office:value-type="float" office:value="24.9221183800623" calcext:value-type="float">
            <text:p>24,922118380062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2" calcext:value-type="float">
            <text:p>642</text:p>
          </table:table-cell>
          <table:table-cell table:style-name="ce5" table:formula="of:=[.B12]*[.A12]/1000" office:value-type="float" office:value="6.42" calcext:value-type="float">
            <text:p>6,4</text:p>
          </table:table-cell>
          <table:table-cell table:style-name="ce4" table:formula="of:=[.B12]/[.B$13]" office:value-type="float" office:value="1" calcext:value-type="float">
            <text:p>1,00</text:p>
          </table:table-cell>
          <table:table-cell table:style-name="Default" table:formula="of:=1000*[.A12]/[.B12]" office:value-type="float" office:value="15.5763239875389" calcext:value-type="float">
            <text:p>15,5763239875389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style-name="ce5" table:formula="of:=[.B13]*[.A13]/1000" office:value-type="float" office:value="0" calcext:value-type="float">
            <text:p>0,0</text:p>
          </table:table-cell>
          <table:table-cell table:style-name="ce4" table:formula="of:=[.B13]/[.B$13]" office:value-type="float" office:value="1" calcext:value-type="float">
            <text:p>1,00</text:p>
          </table:table-cell>
          <table:table-cell table:style-name="Default" table:formula="of:=1000*[.A13]/[.B13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(V)</text:p>
          </table:table-cell>
          <table:table-cell office:value-type="string" calcext:value-type="string">
            <text:p>(mA)</text:p>
          </table:table-cell>
          <table:table-cell office:value-type="string" calcext:value-type="string">
            <text:p>(W)</text:p>
          </table:table-cell>
          <table:table-cell table:number-columns-repeated="2"/>
          <table:table-cell table:style-name="ce4"/>
          <table:table-cell table:number-columns-repeated="16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anneau RS 10W</text:p>
          </table:table-cell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4" office:value-type="string" calcext:value-type="string">
            <text:p>I/Icc</text:p>
          </table:table-cell>
          <table:table-cell office:value-type="string" calcext:value-type="string">
            <text:p>V/I</text:p>
          </table:table-cell>
          <table:table-cell office:value-type="string" calcext:value-type="string">
            <text:p><text:a xlink:href="mailto:V@45" xlink:type="simple">V@45</text:a>°</text:p>
          </table:table-cell>
          <table:table-cell office:value-type="string" calcext:value-type="string">
            <text:p><text:a xlink:href="mailto:I/Icc@45" xlink:type="simple">I/Icc@45</text:a>°</text:p>
          </table:table-cell>
          <table:table-cell office:value-type="string" calcext:value-type="string">
            <text:p><text:a xlink:href="mailto:P@45" xlink:type="simple">P@45</text:a>°</text:p>
          </table:table-cell>
          <table:table-cell office:value-type="string" calcext:value-type="string">
            <text:p><text:a xlink:href="mailto:V/I@45" xlink:type="simple">V/I@45</text:a>°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table:formula="of:=[.B19]*[.A19]/1000" office:value-type="float" office:value="0" calcext:value-type="float">
            <text:p>0,0</text:p>
          </table:table-cell>
          <table:table-cell table:style-name="ce4" table:formula="of:=[.B19]/[.B$33]" office:value-type="float" office:value="0" calcext:value-type="float">
            <text:p>0,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formula="of:=[.B19]/[.B$26]" office:value-type="float" office:value="0" calcext:value-type="float">
            <text:p>0,00</text:p>
          </table:table-cell>
          <table:table-cell table:style-name="ce5" table:formula="of:=[.B19]*[.F19]/1000" office:value-type="float" office:value="0" calcext:value-type="float">
            <text:p>0,0</text:p>
          </table:table-cell>
          <table:table-cell table:style-name="ce4"/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office:value-type="string" calcext:value-type="string">
            <text:p><text:a xlink:href="mailto:I@45" xlink:type="simple">I@45</text:a>°</text:p>
          </table:table-cell>
          <table:table-cell office:value-type="string" calcext:value-type="string">
            <text:p><text:a xlink:href="mailto:P@45" xlink:type="simple">P@45</text:a>°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5"/>
          <table:table-cell table:style-name="ce4"/>
          <table:table-cell/>
          <table:table-cell table:formula="of:=[.C50]-1" office:value-type="float" office:value="19" calcext:value-type="float">
            <text:p>19</text:p>
          </table:table-cell>
          <table:table-cell table:style-name="ce4" table:formula="of:=[.B20]/[.B$26]" office:value-type="float" office:value="0.511560693641618" calcext:value-type="float">
            <text:p>0,51</text:p>
          </table:table-cell>
          <table:table-cell table:style-name="ce5" table:formula="of:=[.B20]*[.F20]/1000" office:value-type="float" office:value="3.363" calcext:value-type="float">
            <text:p>3,4</text:p>
          </table:table-cell>
          <table:table-cell table:style-name="ce4" table:formula="of:=1000*[.F20]/[.B20]" office:value-type="float" office:value="107.344632768362" calcext:value-type="float">
            <text:p>107,34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table:formula="of:=[.S20]*[.R20]/1000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style-name="ce5"/>
          <table:table-cell table:style-name="ce4"/>
          <table:table-cell/>
          <table:table-cell office:value-type="float" office:value="18" calcext:value-type="float">
            <text:p>18</text:p>
          </table:table-cell>
          <table:table-cell table:style-name="ce4" table:formula="of:=[.B21]/[.B$26]" office:value-type="float" office:value="0.797687861271676" calcext:value-type="float">
            <text:p>0,80</text:p>
          </table:table-cell>
          <table:table-cell table:style-name="ce5" table:formula="of:=[.B21]*[.F21]/1000" office:value-type="float" office:value="4.968" calcext:value-type="float">
            <text:p>5,0</text:p>
          </table:table-cell>
          <table:table-cell table:style-name="ce4" table:formula="of:=1000*[.F21]/[.B21]" office:value-type="float" office:value="65.2173913043478" calcext:value-type="float">
            <text:p>65,22</text:p>
          </table:table-cell>
          <table:table-cell table:number-columns-repeated="8"/>
          <table:table-cell table:formula="of:=[.R20]-1"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table:style-name="ce5" table:formula="of:=[.S21]*[.R21]/1000"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table:style-name="ce5" table:formula="of:=[.R21]*[.U21]/1000" office:value-type="float" office:value="0" calcext:value-type="float">
            <text:p>0,0</text:p>
          </table:table-cell>
        </table:table-row>
        <table:table-row table:style-name="ro1">
          <table:table-cell table:formula="of:=[.A19]-1"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table:style-name="ce5" table:formula="of:=[.B22]*[.A22]/1000" office:value-type="float" office:value="5.7" calcext:value-type="float">
            <text:p>5,7</text:p>
          </table:table-cell>
          <table:table-cell table:style-name="ce4" table:formula="of:=[.B22]/[.B$33]" office:value-type="float" office:value="0.411255411255411" calcext:value-type="float">
            <text:p>0,41</text:p>
          </table:table-cell>
          <table:table-cell table:style-name="Default" table:formula="of:=1000*[.A22]/[.B22]" office:value-type="float" office:value="70.1754385964912" calcext:value-type="float">
            <text:p>70,1754385964912</text:p>
          </table:table-cell>
          <table:table-cell table:number-columns-repeated="3"/>
          <table:table-cell table:style-name="ce4"/>
          <table:table-cell table:number-columns-repeated="8"/>
          <table:table-cell table:formula="of:=[.R21]-1"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table:style-name="ce5" table:formula="of:=[.S22]*[.R22]/1000" office:value-type="float" office:value="9.424" calcext:value-type="float">
            <text:p>9,4</text:p>
          </table:table-cell>
          <table:table-cell office:value-type="float" office:value="177" calcext:value-type="float">
            <text:p>177</text:p>
          </table:table-cell>
          <table:table-cell table:style-name="ce5" table:formula="of:=[.R22]*[.U22]/1000" office:value-type="float" office:value="3.363" calcext:value-type="float">
            <text:p>3,4</text:p>
          </table:table-cell>
        </table:table-row>
        <table:table-row table:style-name="ro1"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6"/>
          <table:table-cell table:style-name="ce7"/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7" table:formula="of:=[.B23]/[.B$26]" office:value-type="float" office:value="0.919075144508671" calcext:value-type="float">
            <text:p>0,92</text:p>
          </table:table-cell>
          <table:table-cell table:style-name="ce6" table:formula="of:=[.B23]*[.F23]/1000" office:value-type="float" office:value="5.406" calcext:value-type="float">
            <text:p>5,4</text:p>
          </table:table-cell>
          <table:table-cell table:style-name="ce7" table:formula="of:=1000*[.F23]/[.B23]" office:value-type="float" office:value="53.4591194968554" calcext:value-type="float">
            <text:p>53,46</text:p>
          </table:table-cell>
          <table:table-cell table:number-columns-repeated="8"/>
          <table:table-cell table:formula="of:=[.R22]-1"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style-name="ce5" table:formula="of:=[.S23]*[.R23]/1000" office:value-type="float" office:value="10.854" calcext:value-type="float">
            <text:p>10,9</text:p>
          </table:table-cell>
          <table:table-cell office:value-type="float" office:value="276" calcext:value-type="float">
            <text:p>276</text:p>
          </table:table-cell>
          <table:table-cell table:style-name="ce5" table:formula="of:=[.R23]*[.U23]/1000" office:value-type="float" office:value="4.968" calcext:value-type="float">
            <text:p>5,0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style-name="ce5"/>
          <table:table-cell table:style-name="ce4"/>
          <table:table-cell table:style-name="Default"/>
          <table:table-cell office:value-type="float" office:value="16" calcext:value-type="float">
            <text:p>16</text:p>
          </table:table-cell>
          <table:table-cell table:style-name="ce4" table:formula="of:=[.B24]/[.B$26]" office:value-type="float" office:value="0.947976878612717" calcext:value-type="float">
            <text:p>0,95</text:p>
          </table:table-cell>
          <table:table-cell table:style-name="ce5" table:formula="of:=[.B24]*[.F24]/1000" office:value-type="float" office:value="5.248" calcext:value-type="float">
            <text:p>5,2</text:p>
          </table:table-cell>
          <table:table-cell table:style-name="ce4" table:formula="of:=1000*[.F24]/[.B24]" office:value-type="float" office:value="48.7804878048781" calcext:value-type="float">
            <text:p>48,78</text:p>
          </table:table-cell>
          <table:table-cell table:number-columns-repeated="8"/>
          <table:table-cell table:style-name="ce2" table:formula="of:=[.R23]-1" office:value-type="float" office:value="17" calcext:value-type="float">
            <text:p>17</text:p>
          </table:table-cell>
          <table:table-cell table:style-name="ce2" office:value-type="float" office:value="658" calcext:value-type="float">
            <text:p>658</text:p>
          </table:table-cell>
          <table:table-cell table:style-name="ce6" table:formula="of:=[.S24]*[.R24]/1000" office:value-type="float" office:value="11.186" calcext:value-type="float">
            <text:p>11,2</text:p>
          </table:table-cell>
          <table:table-cell table:style-name="ce17" office:value-type="float" office:value="318" calcext:value-type="float">
            <text:p>318</text:p>
          </table:table-cell>
          <table:table-cell table:style-name="ce5" table:formula="of:=[.R24]*[.U24]/1000" office:value-type="float" office:value="5.406" calcext:value-type="float">
            <text:p>5,4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style-name="ce5"/>
          <table:table-cell table:style-name="ce4"/>
          <table:table-cell table:style-name="Default"/>
          <table:table-cell office:value-type="float" office:value="12" calcext:value-type="float">
            <text:p>12</text:p>
          </table:table-cell>
          <table:table-cell table:style-name="ce4" table:formula="of:=[.B25]/[.B$26]" office:value-type="float" office:value="0.997109826589595" calcext:value-type="float">
            <text:p>1,00</text:p>
          </table:table-cell>
          <table:table-cell table:style-name="ce5" table:formula="of:=[.B25]*[.F25]/1000" office:value-type="float" office:value="4.14" calcext:value-type="float">
            <text:p>4,1</text:p>
          </table:table-cell>
          <table:table-cell table:style-name="ce4" table:formula="of:=1000*[.F25]/[.B25]" office:value-type="float" office:value="34.7826086956522" calcext:value-type="float">
            <text:p>34,78</text:p>
          </table:table-cell>
          <table:table-cell table:number-columns-repeated="8"/>
          <table:table-cell table:formula="of:=[.R24]-1"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table:style-name="ce5" table:formula="of:=[.S25]*[.R25]/1000" office:value-type="float" office:value="10.88" calcext:value-type="float">
            <text:p>10,9</text:p>
          </table:table-cell>
          <table:table-cell office:value-type="float" office:value="328" calcext:value-type="float">
            <text:p>328</text:p>
          </table:table-cell>
          <table:table-cell table:style-name="ce5" table:formula="of:=[.R25]*[.U25]/1000" office:value-type="float" office:value="5.248" calcext:value-type="float">
            <text:p>5,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style-name="ce5"/>
          <table:table-cell table:style-name="ce4"/>
          <table:table-cell table:style-name="Default"/>
          <table:table-cell office:value-type="float" office:value="0" calcext:value-type="float">
            <text:p>0</text:p>
          </table:table-cell>
          <table:table-cell table:style-name="ce4" table:formula="of:=[.B26]/[.B$26]" office:value-type="float" office:value="1" calcext:value-type="float">
            <text:p>1,00</text:p>
          </table:table-cell>
          <table:table-cell table:style-name="ce5" table:formula="of:=[.B26]*[.F26]/1000" office:value-type="float" office:value="0" calcext:value-type="float">
            <text:p>0,0</text:p>
          </table:table-cell>
          <table:table-cell table:style-name="ce4" table:formula="of:=1000*[.F26]/[.B26]" office:value-type="float" office:value="0" calcext:value-type="float">
            <text:p>0,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style-name="ce5" table:formula="of:=[.S26]*[.R26]/1000" office:value-type="float" office:value="8.268" calcext:value-type="float">
            <text:p>8,3</text:p>
          </table:table-cell>
          <table:table-cell office:value-type="float" office:value="345" calcext:value-type="float">
            <text:p>345</text:p>
          </table:table-cell>
          <table:table-cell table:style-name="ce5" table:formula="of:=[.R26]*[.U26]/1000" office:value-type="float" office:value="4.14" calcext:value-type="float">
            <text:p>4,1</text:p>
          </table:table-cell>
        </table:table-row>
        <table:table-row table:style-name="ro1">
          <table:table-cell table:formula="of:=[.A22]-1"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table:style-name="ce5" table:formula="of:=[.B27]*[.A27]/1000" office:value-type="float" office:value="9.424" calcext:value-type="float">
            <text:p>9,4</text:p>
          </table:table-cell>
          <table:table-cell table:style-name="ce4" table:formula="of:=[.B27]/[.B$33]" office:value-type="float" office:value="0.715728715728716" calcext:value-type="float">
            <text:p>0,72</text:p>
          </table:table-cell>
          <table:table-cell table:style-name="Default" table:formula="of:=1000*[.A27]/[.B27]" office:value-type="float" office:value="38.3064516129032" calcext:value-type="float">
            <text:p>38,3064516129032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691" calcext:value-type="float">
            <text:p>691</text:p>
          </table:table-cell>
          <table:table-cell table:style-name="ce5" table:formula="of:=[.S27]*[.R27]/1000" office:value-type="float" office:value="6.91" calcext:value-type="float">
            <text:p>6,9</text:p>
          </table:table-cell>
          <table:table-cell/>
          <table:table-cell table:style-name="ce5"/>
        </table:table-row>
        <table:table-row table:style-name="ro1">
          <table:table-cell table:formula="of:=[.A27]-1"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style-name="ce5" table:formula="of:=[.B28]*[.A28]/1000" office:value-type="float" office:value="10.854" calcext:value-type="float">
            <text:p>10,9</text:p>
          </table:table-cell>
          <table:table-cell table:style-name="ce4" table:formula="of:=[.B28]/[.B$33]" office:value-type="float" office:value="0.87012987012987" calcext:value-type="float">
            <text:p>0,87</text:p>
          </table:table-cell>
          <table:table-cell table:style-name="Default" table:formula="of:=1000*[.A28]/[.B28]" office:value-type="float" office:value="29.8507462686567" calcext:value-type="float">
            <text:p>29,850746268656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style-name="ce5" table:formula="of:=[.S28]*[.R28]/1000" office:value-type="float" office:value="0" calcext:value-type="float">
            <text:p>0,0</text:p>
          </table:table-cell>
          <table:table-cell office:value-type="float" office:value="346" calcext:value-type="float">
            <text:p>346</text:p>
          </table:table-cell>
          <table:table-cell table:style-name="ce5" table:formula="of:=[.R28]*[.U28]/1000" office:value-type="float" office:value="0" calcext:value-type="float">
            <text:p>0,0</text:p>
          </table:table-cell>
        </table:table-row>
        <table:table-row table:style-name="ro1">
          <table:table-cell table:style-name="ce2" table:formula="of:=[.A28]-1" office:value-type="float" office:value="17" calcext:value-type="float">
            <text:p>17</text:p>
          </table:table-cell>
          <table:table-cell table:style-name="ce2" office:value-type="float" office:value="658" calcext:value-type="float">
            <text:p>658</text:p>
          </table:table-cell>
          <table:table-cell table:style-name="ce6" table:formula="of:=[.B29]*[.A29]/1000" office:value-type="float" office:value="11.186" calcext:value-type="float">
            <text:p>11,2</text:p>
          </table:table-cell>
          <table:table-cell table:style-name="ce7" table:formula="of:=[.B29]/[.B$33]" office:value-type="float" office:value="0.94949494949495" calcext:value-type="float">
            <text:p>0,95</text:p>
          </table:table-cell>
          <table:table-cell table:style-name="ce2" table:formula="of:=1000*[.A29]/[.B29]" office:value-type="float" office:value="25.8358662613982" calcext:value-type="float">
            <text:p>25,8358662613982</text:p>
          </table:table-cell>
          <table:table-cell table:number-columns-repeated="17"/>
        </table:table-row>
        <table:table-row table:style-name="ro1">
          <table:table-cell table:formula="of:=[.A29]-1"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table:style-name="ce5" table:formula="of:=[.B30]*[.A30]/1000" office:value-type="float" office:value="10.88" calcext:value-type="float">
            <text:p>10,9</text:p>
          </table:table-cell>
          <table:table-cell table:style-name="ce4" table:formula="of:=[.B30]/[.B$33]" office:value-type="float" office:value="0.981240981240981" calcext:value-type="float">
            <text:p>0,98</text:p>
          </table:table-cell>
          <table:table-cell table:style-name="Default" table:formula="of:=1000*[.A30]/[.B30]" office:value-type="float" office:value="23.5294117647059" calcext:value-type="float">
            <text:p>23,5294117647059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style-name="ce5" table:formula="of:=[.B31]*[.A31]/1000" office:value-type="float" office:value="8.268" calcext:value-type="float">
            <text:p>8,3</text:p>
          </table:table-cell>
          <table:table-cell table:style-name="ce4" table:formula="of:=[.B31]/[.B$33]" office:value-type="float" office:value="0.994227994227994" calcext:value-type="float">
            <text:p>0,99</text:p>
          </table:table-cell>
          <table:table-cell table:style-name="Default" table:formula="of:=1000*[.A31]/[.B31]" office:value-type="float" office:value="17.4165457184325" calcext:value-type="float">
            <text:p>17,416545718432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1" calcext:value-type="float">
            <text:p>691</text:p>
          </table:table-cell>
          <table:table-cell table:style-name="ce5" table:formula="of:=[.B32]*[.A32]/1000" office:value-type="float" office:value="6.91" calcext:value-type="float">
            <text:p>6,9</text:p>
          </table:table-cell>
          <table:table-cell table:style-name="ce4" table:formula="of:=[.B32]/[.B$33]" office:value-type="float" office:value="0.997113997113997" calcext:value-type="float">
            <text:p>1,00</text:p>
          </table:table-cell>
          <table:table-cell table:style-name="Default" table:formula="of:=1000*[.A32]/[.B32]" office:value-type="float" office:value="14.4717800289436" calcext:value-type="float">
            <text:p>14,4717800289436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style-name="ce5" table:formula="of:=[.B33]*[.A33]/1000" office:value-type="float" office:value="0" calcext:value-type="float">
            <text:p>0,0</text:p>
          </table:table-cell>
          <table:table-cell table:style-name="ce4" table:formula="of:=[.B33]/[.B$33]" office:value-type="float" office:value="1" calcext:value-type="float">
            <text:p>1,00</text:p>
          </table:table-cell>
          <table:table-cell table:style-name="Default" table:formula="of:=1000*[.A33]/[.B33]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U/P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formula="of:=[.$B38]*[.$B38]/[.C$37]" office:value-type="float" office:value="1.66666666666667" calcext:value-type="float">
            <text:p>1,67</text:p>
          </table:table-cell>
          <table:table-cell table:style-name="ce4" table:formula="of:=[.$B38]*[.$B38]/[.D$37]" office:value-type="float" office:value="1.25" calcext:value-type="float">
            <text:p>1,25</text:p>
          </table:table-cell>
          <table:table-cell table:formula="of:=[.$B38]*[.$B38]/[.E$37]" office:value-type="float" office:value="0.833333333333333" calcext:value-type="float">
            <text:p>0,83</text:p>
          </table:table-cell>
          <table:table-cell table:style-name="ce4" table:formula="of:=[.$B38]*[.$B38]/[.F$37]" office:value-type="float" office:value="0.625" calcext:value-type="float">
            <text:p>0,63</text:p>
          </table:table-cell>
          <table:table-cell table:style-name="ce4" table:formula="of:=[.$B38]*[.$B38]/[.G$37]" office:value-type="float" office:value="0.5" calcext:value-type="float">
            <text:p>0,50</text:p>
          </table:table-cell>
          <table:table-cell table:style-name="ce4" table:formula="of:=[.$B38]*[.$B38]/[.H$37]" office:value-type="float" office:value="0.416666666666667" calcext:value-type="float">
            <text:p>0,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formula="of:=[.$B39]*[.$B39]/[.C$37]" office:value-type="float" office:value="9.6" calcext:value-type="float">
            <text:p>9,60</text:p>
          </table:table-cell>
          <table:table-cell table:style-name="ce4" table:formula="of:=[.$B39]*[.$B39]/[.D$37]" office:value-type="float" office:value="7.2" calcext:value-type="float">
            <text:p>7,20</text:p>
          </table:table-cell>
          <table:table-cell table:formula="of:=[.$B39]*[.$B39]/[.E$37]" office:value-type="float" office:value="4.8" calcext:value-type="float">
            <text:p>4,80</text:p>
          </table:table-cell>
          <table:table-cell table:style-name="ce4" table:formula="of:=[.$B39]*[.$B39]/[.F$37]" office:value-type="float" office:value="3.6" calcext:value-type="float">
            <text:p>3,60</text:p>
          </table:table-cell>
          <table:table-cell table:style-name="ce4" table:formula="of:=[.$B39]*[.$B39]/[.G$37]" office:value-type="float" office:value="2.88" calcext:value-type="float">
            <text:p>2,88</text:p>
          </table:table-cell>
          <table:table-cell table:style-name="ce4" table:formula="of:=[.$B39]*[.$B39]/[.H$37]" office:value-type="float" office:value="2.4" calcext:value-type="float">
            <text:p>2,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formula="of:=[.$B40]*[.$B40]/[.C$37]" office:value-type="float" office:value="38.4" calcext:value-type="float">
            <text:p>38,40</text:p>
          </table:table-cell>
          <table:table-cell table:style-name="ce7" table:formula="of:=[.$B40]*[.$B40]/[.D$37]" office:value-type="float" office:value="28.8" calcext:value-type="float">
            <text:p>28,80</text:p>
          </table:table-cell>
          <table:table-cell table:formula="of:=[.$B40]*[.$B40]/[.E$37]" office:value-type="float" office:value="19.2" calcext:value-type="float">
            <text:p>19,20</text:p>
          </table:table-cell>
          <table:table-cell table:style-name="ce4" table:formula="of:=[.$B40]*[.$B40]/[.F$37]" office:value-type="float" office:value="14.4" calcext:value-type="float">
            <text:p>14,40</text:p>
          </table:table-cell>
          <table:table-cell table:style-name="ce4" table:formula="of:=[.$B40]*[.$B40]/[.G$37]" office:value-type="float" office:value="11.52" calcext:value-type="float">
            <text:p>11,52</text:p>
          </table:table-cell>
          <table:table-cell table:style-name="ce4" table:formula="of:=[.$B40]*[.$B40]/[.H$37]" office:value-type="float" office:value="9.6" calcext:value-type="float">
            <text:p>9,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4" table:formula="of:=[.$B41]*[.$B41]/[.C$37]" office:value-type="float" office:value="86.4" calcext:value-type="float">
            <text:p>86,40</text:p>
          </table:table-cell>
          <table:table-cell table:style-name="ce4" table:formula="of:=[.$B41]*[.$B41]/[.D$37]" office:value-type="float" office:value="64.8" calcext:value-type="float">
            <text:p>64,80</text:p>
          </table:table-cell>
          <table:table-cell table:formula="of:=[.$B41]*[.$B41]/[.E$37]" office:value-type="float" office:value="43.2" calcext:value-type="float">
            <text:p>43,20</text:p>
          </table:table-cell>
          <table:table-cell table:style-name="ce4" table:formula="of:=[.$B41]*[.$B41]/[.F$37]" office:value-type="float" office:value="32.4" calcext:value-type="float">
            <text:p>32,40</text:p>
          </table:table-cell>
          <table:table-cell table:style-name="ce4" table:formula="of:=[.$B41]*[.$B41]/[.G$37]" office:value-type="float" office:value="25.92" calcext:value-type="float">
            <text:p>25,92</text:p>
          </table:table-cell>
          <table:table-cell table:style-name="ce4" table:formula="of:=[.$B41]*[.$B41]/[.H$37]" office:value-type="float" office:value="21.6" calcext:value-type="float">
            <text:p>21,60</text:p>
          </table:table-cell>
          <table:table-cell office:value-type="string" calcext:value-type="string">
            <text:p>ohm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4" table:formula="of:=[.$B42]*[.$B42]/[.C$37]" office:value-type="float" office:value="153.6" calcext:value-type="float">
            <text:p>153,60</text:p>
          </table:table-cell>
          <table:table-cell table:style-name="ce4" table:formula="of:=[.$B42]*[.$B42]/[.D$37]" office:value-type="float" office:value="115.2" calcext:value-type="float">
            <text:p>115,20</text:p>
          </table:table-cell>
          <table:table-cell table:formula="of:=[.$B42]*[.$B42]/[.E$37]" office:value-type="float" office:value="76.8" calcext:value-type="float">
            <text:p>76,80</text:p>
          </table:table-cell>
          <table:table-cell table:style-name="ce4" table:formula="of:=[.$B42]*[.$B42]/[.F$37]" office:value-type="float" office:value="57.6" calcext:value-type="float">
            <text:p>57,60</text:p>
          </table:table-cell>
          <table:table-cell table:style-name="ce4" table:formula="of:=[.$B42]*[.$B42]/[.G$37]" office:value-type="float" office:value="46.08" calcext:value-type="float">
            <text:p>46,08</text:p>
          </table:table-cell>
          <table:table-cell table:style-name="ce4" table:formula="of:=[.$B42]*[.$B42]/[.H$37]" office:value-type="float" office:value="38.4" calcext:value-type="float">
            <text:p>38,4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3" office:value-type="float" office:value="100" calcext:value-type="float">
            <text:p>100</text:p>
          </table:table-cell>
          <table:table-cell table:style-name="ce15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50" calcext:value-type="float">
            <text:p>150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m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3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anneau RS 10W @ 45°</text:p>
          </table:table-cell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/Icc</text:p>
          </table:table-cell>
          <table:table-cell table:style-name="ce4"/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0]*[.C50]/1000" office:value-type="float" office:value="0" calcext:value-type="float">
            <text:p>0,0</text:p>
          </table:table-cell>
          <table:table-cell table:formula="of:=[.B50]/[.B$58]" office:value-type="string" office:string-value="" calcext:value-type="error">
            <text:p>#DIV/0 !</text:p>
          </table:table-cell>
          <table:table-cell table:style-name="ce4"/>
          <table:table-cell table:number-columns-repeated="16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F20]-1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C52]-1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C53]-1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1" table:number-rows-repeated="104851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08:39:04.262099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5T10:25:52.110232661</meta:creation-date>
    <dc:date>2024-11-12T08:45:09.210890086</dc:date>
    <meta:editing-duration>PT8H52M55S</meta:editing-duration>
    <meta:editing-cycles>5</meta:editing-cycles>
    <meta:generator>LibreOffice/6.4.7.2$Linux_X86_64 LibreOffice_project/40$Build-2</meta:generator>
    <meta:document-statistic meta:table-count="1" meta:cell-count="2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54cm" svg:height="10.679cm" xlink:href=".." xlink:type="simple" chart:class="chart:scatter" chart:style-name="ch1">
        <chart:title svg:x="5.166cm" svg:y="0.349cm" chart:style-name="ch2">
          <text:p>Panneau Ali</text:p>
        </chart:title>
        <chart:legend chart:legend-position="end" svg:x="11.272cm" svg:y="4.791cm" style:legend-expansion="high" chart:style-name="ch3"/>
        <chart:plot-area chart:style-name="ch4" table:cell-range-address="Feuille1.A5:Feuille1.C13 Feuille1.B4:Feuille1.C4" chart:data-source-has-labels="row" svg:x="1.268cm" svg:y="1.341cm" svg:width="8.929cm" svg:height="8.144cm">
          <chartooo:coordinate-region svg:x="2.075cm" svg:y="1.54cm" svg:width="7.209cm" svg:height="7.298cm"/>
          <chart:axis chart:dimension="x" chart:name="primary-x" chart:style-name="ch5">
            <chart:title svg:x="4.894cm" svg:y="9.698cm" chart:style-name="ch6">
              <text:p>tension (V)</text:p>
            </chart:title>
          </chart:axis>
          <chart:axis chart:dimension="y" chart:name="primary-y" chart:style-name="ch7">
            <chart:title svg:x="0.451cm" svg:y="6.396cm" chart:style-name="ch8">
              <text:p>courant (mA)</text:p>
            </chart:title>
            <chart:grid chart:style-name="ch9" chart:class="major"/>
          </chart:axis>
          <chart:axis chart:dimension="y" chart:name="secondary-y" chart:style-name="ch10">
            <chart:title svg:x="10.454cm" svg:y="6.502cm" chart:style-name="ch8">
              <text:p>puissance (W)</text:p>
            </chart:title>
          </chart:axis>
          <chart:series chart:attached-axis="primary-y" chart:style-name="ch11" chart:values-cell-range-address="Feuille1.B5:Feuille1.B13" chart:label-cell-address="Feuille1.B4:Feuille1.B4" chart:class="chart:scatter">
            <chart:domain table:cell-range-address="Feuille1.A5:Feuille1.A13"/>
            <chart:data-point chart:repeated="2"/>
            <chart:data-point chart:style-name="ch12"/>
            <chart:data-point chart:repeated="6"/>
          </chart:series>
          <chart:series chart:attached-axis="secondary-y" chart:style-name="ch13" chart:values-cell-range-address="Feuille1.C5:Feuille1.C13" chart:label-cell-address="Feuille1.C4:Feuille1.C4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</text:p>
                <draw:g>
                  <svg:desc>Feuille1.B4:Feuille1.B4</svg:desc>
                </draw:g>
              </table:table-cell>
              <table:table-cell office:value-type="string">
                <text:p>P</text:p>
                <draw:g>
                  <svg:desc>Feuille1.C4:Feuille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Feuille1.A5:Feuille1.A13</svg:desc>
                </draw:g>
              </table:table-cell>
              <table:table-cell office:value-type="float" office:value="0">
                <text:p>0</text:p>
                <draw:g>
                  <svg:desc>Feuille1.B5:Feuille1.B13</svg:desc>
                </draw:g>
              </table:table-cell>
              <table:table-cell office:value-type="float" office:value="0">
                <text:p>0</text:p>
                <draw:g>
                  <svg:desc>Feuille1.C5:Feui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39">
                <text:p>439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541">
                <text:p>541</text:p>
              </table:table-cell>
              <table:table-cell office:value-type="float" office:value="10.279">
                <text:p>10.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595">
                <text:p>59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21">
                <text:p>621</text:p>
              </table:table-cell>
              <table:table-cell office:value-type="float" office:value="10.557">
                <text:p>1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42">
                <text:p>642</text:p>
              </table:table-cell>
              <table:table-cell office:value-type="float" office:value="10.272">
                <text:p>10.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42">
                <text:p>64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79cm" svg:height="12.251cm" xlink:href=".." xlink:type="simple" chart:class="chart:scatter" chart:style-name="ch1">
        <chart:title svg:x="9.575cm" svg:y="0.381cm" chart:style-name="ch2">
          <text:p>Panneau RS</text:p>
        </chart:title>
        <chart:legend chart:legend-position="end" svg:x="19.35cm" svg:y="5.079cm" style:legend-expansion="high" chart:style-name="ch3"/>
        <chart:plot-area chart:style-name="ch4" table:cell-range-address="Feuille1.R20:Feuille1.V28 Feuille1.S19:Feuille1.V19" chart:data-source-has-labels="row" svg:x="1.446cm" svg:y="1.405cm" svg:width="17.469cm" svg:height="9.62cm">
          <chartooo:coordinate-region svg:x="2.253cm" svg:y="1.604cm" svg:width="15.749cm" svg:height="8.774cm"/>
          <chart:axis chart:dimension="x" chart:name="primary-x" chart:style-name="ch5">
            <chart:title svg:x="9.342cm" svg:y="11.27cm" chart:style-name="ch6">
              <text:p>tension (V)</text:p>
            </chart:title>
          </chart:axis>
          <chart:axis chart:dimension="y" chart:name="primary-y" chart:style-name="ch5">
            <chart:title svg:x="0.451cm" svg:y="7.238cm" chart:style-name="ch7">
              <text:p>Courant (mA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Feuille1.S20:Feuille1.S28" chart:label-cell-address="Feuille1.S19:Feuille1.S19" chart:class="chart:scatter">
            <chart:domain table:cell-range-address="Feuille1.R20:Feuille1.R28"/>
            <chart:data-point chart:repeated="9"/>
          </chart:series>
          <chart:series chart:attached-axis="secondary-y" chart:style-name="ch11" chart:values-cell-range-address="Feuille1.T20:Feuille1.T28" chart:label-cell-address="Feuille1.T19:Feuille1.T19" chart:class="chart:scatter">
            <chart:data-point chart:repeated="9"/>
          </chart:series>
          <chart:series chart:attached-axis="primary-y" chart:style-name="ch12" chart:values-cell-range-address="Feuille1.U20:Feuille1.U28" chart:label-cell-address="Feuille1.U19:Feuille1.U19" chart:class="chart:scatter">
            <chart:data-point chart:repeated="9"/>
          </chart:series>
          <chart:series chart:attached-axis="secondary-y" chart:style-name="ch13" chart:values-cell-range-address="Feuille1.V20:Feuille1.V28" chart:label-cell-address="Feuille1.V19:Feuille1.V19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  <table:table-cell office:value-type="string">
                <text:p>I</text:p>
                <draw:g>
                  <svg:desc>Feuille1.S19:Feuille1.S19</svg:desc>
                </draw:g>
              </table:table-cell>
              <table:table-cell office:value-type="string">
                <text:p>P</text:p>
                <draw:g>
                  <svg:desc>Feuille1.T19:Feuille1.T19</svg:desc>
                </draw:g>
              </table:table-cell>
              <table:table-cell office:value-type="string">
                <text:p>I@45°</text:p>
                <draw:g>
                  <svg:desc>Feuille1.U19:Feuille1.U19</svg:desc>
                </draw:g>
              </table:table-cell>
              <table:table-cell office:value-type="string">
                <text:p>P@45°</text:p>
                <draw:g>
                  <svg:desc>Feuille1.V19:Feuille1.V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Feuille1.R20:Feuille1.R28</svg:desc>
                </draw:g>
              </table:table-cell>
              <table:table-cell office:value-type="float" office:value="0">
                <text:p>0</text:p>
                <draw:g>
                  <svg:desc>Feuille1.S20:Feuille1.S28</svg:desc>
                </draw:g>
              </table:table-cell>
              <table:table-cell office:value-type="float" office:value="0">
                <text:p>0</text:p>
                <draw:g>
                  <svg:desc>Feuille1.T20:Feuille1.T28</svg:desc>
                </draw:g>
              </table:table-cell>
              <table:table-cell office:value-type="float" office:value="NaN">
                <text:p>NaN</text:p>
                <draw:g>
                  <svg:desc>Feuille1.U20:Feuille1.U28</svg:desc>
                </draw:g>
              </table:table-cell>
              <table:table-cell office:value-type="float" office:value="NaN">
                <text:p>NaN</text:p>
                <draw:g>
                  <svg:desc>Feuille1.V20:Feuille1.V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96">
                <text:p>496</text:p>
              </table:table-cell>
              <table:table-cell office:value-type="float" office:value="9.424">
                <text:p>9.424</text:p>
              </table:table-cell>
              <table:table-cell office:value-type="float" office:value="177">
                <text:p>177</text:p>
              </table:table-cell>
              <table:table-cell office:value-type="float" office:value="3.363">
                <text:p>3.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10.854">
                <text:p>10.854</text:p>
              </table:table-cell>
              <table:table-cell office:value-type="float" office:value="276">
                <text:p>276</text:p>
              </table:table-cell>
              <table:table-cell office:value-type="float" office:value="4.968">
                <text:p>4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58">
                <text:p>658</text:p>
              </table:table-cell>
              <table:table-cell office:value-type="float" office:value="11.186">
                <text:p>11.186</text:p>
              </table:table-cell>
              <table:table-cell office:value-type="float" office:value="318">
                <text:p>318</text:p>
              </table:table-cell>
              <table:table-cell office:value-type="float" office:value="5.406">
                <text:p>5.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80">
                <text:p>680</text:p>
              </table:table-cell>
              <table:table-cell office:value-type="float" office:value="10.88">
                <text:p>10.88</text:p>
              </table:table-cell>
              <table:table-cell office:value-type="float" office:value="328">
                <text:p>328</text:p>
              </table:table-cell>
              <table:table-cell office:value-type="float" office:value="5.248">
                <text:p>5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89">
                <text:p>689</text:p>
              </table:table-cell>
              <table:table-cell office:value-type="float" office:value="8.268">
                <text:p>8.268</text:p>
              </table:table-cell>
              <table:table-cell office:value-type="float" office:value="345">
                <text:p>34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91">
                <text:p>691</text:p>
              </table:table-cell>
              <table:table-cell office:value-type="float" office:value="6.91">
                <text:p>6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